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 Semibold" fo:font-size="36pt" style:font-size-asian="36pt" style:font-size-complex="36pt"/>
    </style:style>
    <style:style style:name="T5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475</text:span></text:p>
            <text:p text:style-name="P1"><text:span text:style-name="T2">“</text:span><text:span text:style-name="T2">Good Christian Friends, Rejoice and 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5.4cm" svg:height="8.676cm" svg:x="1.27cm" svg:y="0.762cm">
          <draw:text-box>
            <text:p text:style-name="P1"><text:span text:style-name="T3">1.</text:span><text:span text:style-name="T4"> </text:span><text:span text:style-name="T5">Good Christian friends, rejoice and sing!</text:span><text:span text:style-name="T5"><text:line-break/></text:span><text:span text:style-name="T5">Now is the triumph of our King!</text:span><text:span text:style-name="T5"><text:line-break/></text:span><text:span text:style-name="T5">To all the world glad news we bring:</text:span><text:span text:style-name="T5"><text:line-break/></text:span><text:span text:style-name="T5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638cm" svg:height="7.112cm" svg:x="1.524cm" svg:y="1.016cm">
          <draw:text-box>
            <text:p text:style-name="P1"><text:span text:style-name="T3">2.</text:span><text:span text:style-name="T4"> </text:span><text:span text:style-name="T5">The Lord of life is ris’n this day;</text:span><text:span text:style-name="T5"><text:line-break/></text:span><text:span text:style-name="T5">Bring flow’rs of song to strew His way;</text:span><text:span text:style-name="T5"><text:line-break/></text:span><text:span text:style-name="T5">Let all the world rejoice and say:</text:span><text:span text:style-name="T5"><text:line-break/></text:span><text:span text:style-name="T5">Alleluia, alleluia,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6" draw:layer="layout" svg:width="24.638cm" svg:height="7.366cm" svg:x="1.524cm" svg:y="1.016cm">
          <draw:text-box>
            <text:p text:style-name="P5"><text:span text:style-name="T3">3.</text:span><text:span text:style-name="T4"> </text:span><text:span text:style-name="T5">Praise we in songs of victory</text:span><text:span text:style-name="T5"><text:line-break/></text:span><text:span text:style-name="T5">That love, that life which cannot die,</text:span><text:span text:style-name="T5"><text:line-break/></text:span><text:span text:style-name="T5">And sing with hearts uplifted high:</text:span><text:span text:style-name="T5"><text:line-break/></text:span><text:span text:style-name="T5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6" draw:layer="layout" svg:width="24.638cm" svg:height="13.468cm" svg:x="1.546cm" svg:y="0.756cm">
          <draw:text-box>
            <text:p text:style-name="P5"><text:span text:style-name="T3">4.</text:span><text:span text:style-name="T4"> </text:span><text:span text:style-name="T5">Your name we bless, O risen Lord,</text:span><text:span text:style-name="T5"><text:line-break/></text:span><text:span text:style-name="T5">And sing today with one accord</text:span><text:span text:style-name="T5"><text:line-break/></text:span><text:span text:style-name="T5">The life laid down, the life restored:</text:span><text:span text:style-name="T5"><text:line-break/></text:span><text:span text:style-name="T5">Alleluia, alleluia, alleluia!</text:span></text:p>
            <text:p text:style-name="P7"><text:span text:style-name="T6"><text:line-break/></text:span><text:span text:style-name="T7">© 1958, renewed 1986 Hymns</text:span></text:p>
            <text:p text:style-name="P7"><text:span text:style-name="T7">Ancient and Modern Ltd.;</text:span></text:p>
            <text:p text:style-name="P7"><text:span text:style-name="T7">admin. Hope Publishing Co.</text:span></text:p>
            <text:p text:style-name="P7"><text:span text:style-name="T7">Used by permission:</text:span></text:p>
            <text:p text:style-name="P7"><text:span text:style-name="T7">LSB Hymn License</text:span></text:p>
            <text:p text:style-name="P7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2:34:22.263000000</meta:creation-date>
    <dc:date>2019-01-17T20:31:23.623000000</dc:date>
    <meta:editing-duration>PT7M28S</meta:editing-duration>
    <meta:editing-cycles>5</meta:editing-cycles>
    <meta:generator>LibreOffice/6.1.3.2$Windows_X86_64 LibreOffice_project/86daf60bf00efa86ad547e59e09d6bb77c699acb</meta:generator>
    <meta:document-statistic meta:object-count="96"/>
  </office:meta>
</office:document-meta>
</file>